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a0b36" officeooo:paragraph-rsid="001a0b36"/>
    </style:style>
    <style:style style:name="P2" style:family="paragraph" style:parent-style-name="Heading_20_3">
      <style:text-properties fo:language="sl" fo:country="SI"/>
    </style:style>
    <style:style style:name="P3" style:family="paragraph" style:parent-style-name="Heading_20_3">
      <style:text-properties fo:language="sl" fo:country="SI" officeooo:rsid="001a0b36" officeooo:paragraph-rsid="001a0b36"/>
    </style:style>
    <style:style style:name="T1" style:family="text">
      <style:text-properties fo:language="sl" fo:country="S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int 1 – <text:span text:style-name="T1">Poročilo</text:span></text:h>
      <text:h text:style-name="P3" text:outline-level="3">Nejc Planinšek</text:h>
      <text:h text:style-name="P2" text:outline-level="3">Matic Lang</text:h>
      <text:h text:style-name="P2" text:outline-level="3">Rok Kebelj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1:51:56.354234715</meta:creation-date>
    <dc:date>2021-03-04T21:53:36.407436873</dc:date>
    <meta:editing-duration>PT1M40S</meta:editing-duration>
    <meta:editing-cycles>1</meta:editing-cycles>
    <meta:document-statistic meta:table-count="0" meta:image-count="0" meta:object-count="0" meta:page-count="1" meta:paragraph-count="4" meta:word-count="9" meta:character-count="53" meta:non-whitespace-character-count="47"/>
    <meta:generator>LibreOffice/6.4.6.2$Linux_X86_64 LibreOffice_project/40$Build-2</meta:generator>
  </office:meta>
</office:document-meta>
</file>